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2ffe5" draw:auto-grow-width="true" fo:min-height="0.096cm" fo:min-width="0.693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2ffe5" draw:auto-grow-width="true" fo:min-height="0.096cm" fo:min-width="0.217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2ffe5" draw:auto-grow-width="true" fo:min-height="0.13cm" fo:min-width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2ffe5" draw:auto-grow-width="true" fo:min-height="0.096cm" fo:min-width="0.033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ad649a" draw:marker-start-width="0.3cm" draw:marker-start-center="false" draw:marker-end-width="0.3cm" draw:marker-end-center="false" draw:fill="none" draw:fill-color="#f2ffe5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2ffe5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8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658cm" svg:height="0.581cm" draw:transform="rotate (-0.949110047234516) translate (9.79cm 14.598cm)">
            <draw:text-box>
              <text:p text:style-name="P1"><text:span text:style-name="T1">10,4 cm</text:span></text:p>
            </draw:text-box>
          </draw:frame>
          <draw:frame draw:style-name="gr2" draw:text-style-name="P2" draw:layer="layout" svg:width="1.205cm" svg:height="0.581cm" svg:x="11.388cm" svg:y="16.386cm">
            <draw:text-box>
              <text:p text:style-name="P1"><text:span text:style-name="T1">8 cm</text:span></text:p>
            </draw:text-box>
          </draw:frame>
          <draw:frame draw:style-name="gr3" draw:text-style-name="P3" draw:layer="layout" svg:width="0.705cm" svg:height="0.624cm" svg:x="12.655cm" svg:y="16.429cm">
            <draw:text-box>
              <text:p text:style-name="P1"><text:span text:style-name="T2">S</text:span></text:p>
            </draw:text-box>
          </draw:frame>
          <draw:frame draw:style-name="gr3" draw:text-style-name="P3" draw:layer="layout" svg:width="0.718cm" svg:height="0.624cm" svg:x="10.687cm" svg:y="16.302cm">
            <draw:text-box>
              <text:p text:style-name="P1"><text:span text:style-name="T2">B</text:span></text:p>
            </draw:text-box>
          </draw:frame>
          <draw:frame draw:style-name="gr3" draw:text-style-name="P3" draw:layer="layout" svg:width="0.718cm" svg:height="0.624cm" svg:x="8.792cm" svg:y="13.222cm">
            <draw:text-box>
              <text:p text:style-name="P1"><text:span text:style-name="T2">A</text:span></text:p>
            </draw:text-box>
          </draw:frame>
          <draw:path draw:style-name="gr4" draw:text-style-name="P4" draw:layer="layout" svg:width="0.895cm" svg:height="1.456cm" draw:transform="skewX (0.186750229963393) rotate (-0.956091364242494) translate (12.4364861110897cm 15.6632222222304cm)" svg:viewBox="0 0 896 1457" svg:d="M0 1457c41-95 106-162 178-242s108-164 155-250 106-168 161-258 70-187 141-255 97-164 143-244l51-92 49-79 18-37">
            <text:p/>
          </draw:path>
          <draw:frame draw:style-name="gr5" draw:text-style-name="P5" draw:layer="layout" svg:width="1.01cm" svg:height="0.581cm" draw:transform="rotate (0.0232128790515246) translate (10.941cm 15.787cm)">
            <draw:text-box>
              <text:p text:style-name="P1"><text:span text:style-name="T3">99°</text:span></text:p>
            </draw:text-box>
          </draw:frame>
          <draw:path draw:style-name="gr4" draw:text-style-name="P4" draw:layer="layout" svg:width="3.296cm" svg:height="0.03cm" draw:transform="rotate (-0.951029909411711) translate (9.17505555548918cm 13.5906527778247cm)" svg:viewBox="0 0 3297 31" svg:d="M3297 0c-110 14-226 4-351 14s-238 5-357 5-247-7-370-12-245 7-365 12-254 7-385-3-238 3-356 10-258 9-370-8-251-13-380-7-250 14-363 8">
            <text:p/>
          </draw:path>
          <draw:path draw:style-name="gr4" draw:text-style-name="P4" draw:layer="layout" svg:width="4.202cm" svg:height="1.445cm" draw:transform="skewX (0.185353966561798) rotate (-0.949982711860514) translate (10.4997361110138cm 12.9785833333766cm)" svg:viewBox="0 0 4203 1446" svg:d="M4203 0c-68 16-135 41-183 78s-127 53-189 95c-47 30-102 65-167 81s-120 35-187 71-110 38-168 67-125 51-175 70-127 50-179 64-126 35-184 51-116 47-180 58-122 44-180 51-113 48-183 50-125 58-182 60-136 44-197 74-126 17-172 49-109 48-183 51-123 42-169 44-129 23-182 55-113 39-199 37-115 58-175 69-127 40-180 58-123 37-185 67-116 49-191 71-107 44-167 63l-46 12">
            <text:p/>
          </draw:path>
          <draw:path draw:style-name="gr6" draw:text-style-name="P4" draw:layer="layout" svg:width="0.392cm" svg:height="0.21cm" draw:transform="skewX (0.173311194723037) rotate (-0.976511716490828) translate (11.1312083333263cm 15.9595555555589cm)" svg:viewBox="0 0 393 211" svg:d="M393 1c-68-3-331-2-363 26l-30 74 9 83 7 27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05:22.916789528</meta:creation-date>
    <dc:date>2018-02-26T13:05:50.400441308</dc:date>
    <meta:editing-duration>PT27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